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font-weight="bold" style:font-name-asian="Segoe UI1" style:font-size-asian="10pt" style:font-weight-asian="bold" style:font-name-complex="Segoe UI1" style:font-size-complex="10pt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8.5pt" fo:text-shadow="1pt 1pt" style:font-name-asian="Segoe UI1" style:font-size-asian="8.5pt" style:font-name-complex="Segoe UI1" style:font-size-complex="8.5pt"/>
    </style:style>
    <style:style style:name="P10" style:family="paragraph">
      <style:paragraph-properties fo:margin-left="0cm" fo:margin-right="0cm" fo:margin-top="0cm" fo:margin-bottom="0cm" fo:text-indent="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indent="0.318cm" style:text-autospace="none"/>
      <style:text-properties fo:color="#000000" style:font-name="Segoe UI1" fo:font-size="8.5pt" fo:text-shadow="1pt 1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8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9" style:family="text">
      <style:text-properties fo:color="#ffffff" style:font-name="Segoe UI" fo:font-size="32pt" fo:text-shadow="1pt 1pt" style:font-size-asian="32pt" style:font-size-complex="32pt"/>
    </style:style>
    <style:style style:name="T10" style:family="text">
      <style:text-properties fo:color="#000000" style:font-name="Segoe UI1" fo:font-size="7pt" fo:text-shadow="1pt 1pt" style:font-name-asian="Segoe UI1" style:font-size-asian="7pt" style:font-name-complex="Segoe UI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2.774cm" svg:x="1.27cm" svg:y="0.254cm">
          <draw:text-box>
            <text:p text:style-name="P1"><text:span text:style-name="T1">Epistle Reading</text:span></text:p>
            <text:p text:style-name="P1"><text:span text:style-name="T2">”</text:span><text:span text:style-name="T3">Mark 15:1–47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4cm" svg:height="6.263cm" svg:x="1.27cm" svg:y="0.254cm">
          <draw:text-box>
            <text:p text:style-name="P4"><text:span text:style-name="T4">1</text:span><text:span text:style-name="T5"> </text:span><text:span text:style-name="T6">And as soon as it was morning, the chief priests held a consultation with the elders and scribes and the whole Council. And they bound Jesus and led him away and delivered him over to Pilat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4cm" svg:height="9.269cm" svg:x="1.27cm" svg:y="0.254cm">
          <draw:text-box>
            <text:p text:style-name="P4"><text:span text:style-name="T4">2</text:span><text:span text:style-name="T5"> </text:span><text:span text:style-name="T6">And Pilate asked him, “Are you the King of the Jews?” And he answered him, “You have said so.” </text:span></text:p>
            <text:p text:style-name="P4"><text:span text:style-name="T4">3</text:span><text:span text:style-name="T5"> </text:span><text:span text:style-name="T6">And the chief priests accused him of many things. </text:span><text:span text:style-name="T4">4</text:span><text:span text:style-name="T5"> </text:span><text:span text:style-name="T6">And Pilate again asked him, “Have you no answer to make? See how many charges they bring against you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2" draw:layer="layout" svg:width="25.4cm" svg:height="9.269cm" svg:x="1.27cm" svg:y="0.254cm">
          <draw:text-box>
            <text:p text:style-name="P4"><text:span text:style-name="T4">5</text:span><text:span text:style-name="T5"> </text:span><text:span text:style-name="T6">But Jesus made no further answer, so that Pilate was amazed.</text:span></text:p>
            <text:p text:style-name="P5"><text:span text:style-name="T4">6</text:span><text:span text:style-name="T5"> </text:span><text:span text:style-name="T6">Now at the feast he used to release for them one prisoner for whom they asked. </text:span><text:span text:style-name="T4">7</text:span><text:span text:style-name="T5"> </text:span><text:span text:style-name="T6">And among the rebels in prison, who had committed murder in the insurrection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2" draw:layer="layout" svg:width="25.4cm" svg:height="7.766cm" svg:x="1.27cm" svg:y="0.254cm">
          <draw:text-box>
            <text:p text:style-name="P4"><text:span text:style-name="T6">there was a man called Barabbas. </text:span><text:span text:style-name="T4">8</text:span><text:span text:style-name="T5"> </text:span><text:span text:style-name="T6">And the crowd came up and began to ask Pilate to do as he usually did for them. </text:span><text:span text:style-name="T4">9</text:span><text:span text:style-name="T5"> </text:span><text:span text:style-name="T6">And he answered them, saying, “Do you want me to release for you the King of the Jews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2" draw:layer="layout" svg:width="25.4cm" svg:height="6.263cm" svg:x="1.27cm" svg:y="0.254cm">
          <draw:text-box>
            <text:p text:style-name="P4"><text:span text:style-name="T4">10</text:span><text:span text:style-name="T5"> </text:span><text:span text:style-name="T6">For he perceived that it was out of envy that the chief priests had delivered him up. </text:span><text:span text:style-name="T4">11</text:span><text:span text:style-name="T5"> </text:span><text:span text:style-name="T6">But the chief priests stirred up the crowd to have him release for them Barabbas instea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7" draw:layer="layout" svg:width="25.4cm" svg:height="7.766cm" svg:x="1.27cm" svg:y="0.254cm">
          <draw:text-box>
            <text:p text:style-name="P6"><text:span text:style-name="T4">12</text:span><text:span text:style-name="T5"> </text:span><text:span text:style-name="T6">And Pilate again said to them, “Then what shall I do with the man you call the King of the Jews?” </text:span><text:span text:style-name="T4">13</text:span><text:span text:style-name="T5"> </text:span><text:span text:style-name="T6">And they cried out again, “Crucify him.” </text:span><text:span text:style-name="T4">14</text:span><text:span text:style-name="T5"> </text:span><text:span text:style-name="T6">And Pilate said to them, “Why, what evil has he done?” But they shouted all the more, “Crucify him.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3" draw:text-style-name="P9" draw:layer="layout" svg:width="26.162cm" svg:height="9.652cm" svg:x="1.016cm" svg:y="0.762cm">
          <draw:text-box>
            <text:p text:style-name="P5"><text:span text:style-name="T4">15</text:span><text:span text:style-name="T5"> </text:span><text:span text:style-name="T6">So Pilate, wishing to satisfy the crowd, released for them Barabbas, and having scourged Jesus, he delivered him to be crucified. </text:span><text:span text:style-name="T4">16</text:span><text:span text:style-name="T5"> </text:span><text:span text:style-name="T6">And the soldiers led him away inside the palace (that is, the governor’s headquarters), and they called together the whole battal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1" draw:text-style-name="P2" draw:layer="layout" svg:width="25.4cm" svg:height="9.269cm" svg:x="1.27cm" svg:y="0.254cm">
          <draw:text-box>
            <text:p text:style-name="P5"><text:span text:style-name="T4"><text:s/></text:span><text:span text:style-name="T4">17</text:span><text:span text:style-name="T5"> </text:span><text:span text:style-name="T6">And they clothed him in a purple cloak, and twisting together a crown of thorns, they put it on him. </text:span><text:span text:style-name="T4">18</text:span><text:span text:style-name="T5"> </text:span><text:span text:style-name="T6">And they began to salute him, “Hail, King of the Jews!” </text:span><text:span text:style-name="T4">19</text:span><text:span text:style-name="T5"> </text:span><text:span text:style-name="T6">And they were striking his head with a reed and spitting on him and kneeling down in homage to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1" draw:text-style-name="P2" draw:layer="layout" svg:width="25.4cm" svg:height="7.766cm" svg:x="1.27cm" svg:y="0.254cm">
          <draw:text-box>
            <text:p text:style-name="P5"><text:span text:style-name="T4">20</text:span><text:span text:style-name="T5"> </text:span><text:span text:style-name="T6">And when they had mocked him, they stripped him of the purple cloak and put his own clothes on him. And they led him out to crucify him. </text:span></text:p>
            <text:p text:style-name="P5"><text:span text:style-name="T7"><text:s/></text:span><text:span text:style-name="T7">21</text:span><text:span text:style-name="T8"> </text:span><text:span text:style-name="T9">And they compelled a passerby, Simon of Cyren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1" draw:text-style-name="P2" draw:layer="layout" svg:width="25.4cm" svg:height="7.766cm" svg:x="1.27cm" svg:y="0.254cm">
          <draw:text-box>
            <text:p text:style-name="P5"><text:span text:style-name="T9">who was coming in from the country, the father of Alexander and Rufus, to carry his cross. </text:span><text:span text:style-name="T7">22</text:span><text:span text:style-name="T8"> </text:span><text:span text:style-name="T9">And they brought him to the place called Golgotha (which means Place of a Skull). </text:span><text:span text:style-name="T7">23</text:span><text:span text:style-name="T8"> </text:span><text:span text:style-name="T9">And they offered him wine mixed with myrrh, but he did not take 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ymn_25_20template" presentation:presentation-page-layout-name="AL1T0">
        <draw:frame draw:style-name="gr3" draw:text-style-name="P9" draw:layer="layout" svg:width="25.654cm" svg:height="9.652cm" svg:x="1.27cm" svg:y="0.762cm">
          <draw:text-box>
            <text:p text:style-name="P5"><text:span text:style-name="T7">24</text:span><text:span text:style-name="T8"> </text:span><text:span text:style-name="T9">And they crucified him and divided his garments among them, casting lots for them, to decide what each should take. </text:span><text:span text:style-name="T7">25</text:span><text:span text:style-name="T8"> </text:span><text:span text:style-name="T9">And it was the third hour when they crucified him. </text:span><text:span text:style-name="T7">26</text:span><text:span text:style-name="T8"> </text:span><text:span text:style-name="T9">And the inscription of the charge against him read, “The King of the Jews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Hymn_25_20template" presentation:presentation-page-layout-name="AL1T0">
        <draw:frame draw:style-name="gr4" draw:text-style-name="P9" draw:layer="layout" svg:width="25.654cm" svg:height="8.128cm" svg:x="1.27cm" svg:y="0.762cm">
          <draw:text-box>
            <text:p text:style-name="P5"><text:span text:style-name="T7">27</text:span><text:span text:style-name="T8"> </text:span><text:span text:style-name="T9">And with him they crucified two robbers, one on his right and one on his left. </text:span><text:span text:style-name="T7">29</text:span><text:span text:style-name="T8"> </text:span><text:span text:style-name="T9">And those who passed by derided him, wagging their heads and saying, “Aha! You who would destroy the temple and rebuild it in three day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Hymn_25_20template" presentation:presentation-page-layout-name="AL1T0">
        <draw:frame draw:style-name="gr5" draw:text-style-name="P9" draw:layer="layout" svg:width="25.654cm" svg:height="6.263cm" svg:x="1.27cm" svg:y="0.762cm">
          <draw:text-box>
            <text:p text:style-name="P5"><text:span text:style-name="T7">30</text:span><text:span text:style-name="T8"> </text:span><text:span text:style-name="T9">save yourself, and come down from the cross!” </text:span></text:p>
            <text:p text:style-name="P5"><text:span text:style-name="T7">31</text:span><text:span text:style-name="T8"> </text:span><text:span text:style-name="T9">So also the chief priests with the scribes mocked him to one another, saying, “He saved others; he cannot save himself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Hymn_25_20template" presentation:presentation-page-layout-name="AL1T0">
        <draw:frame draw:style-name="gr6" draw:text-style-name="P11" draw:layer="layout" svg:width="25.654cm" svg:height="9.398cm" svg:x="1.27cm" svg:y="0.762cm">
          <draw:text-box>
            <text:p text:style-name="P10"><text:span text:style-name="T7">32</text:span><text:span text:style-name="T8"> </text:span><text:span text:style-name="T9">Let the Christ, the King of Israel, come down now from the cross that we may see and believe.” Those who were crucified with him also reviled him. </text:span><text:span text:style-name="T7">33</text:span><text:span text:style-name="T8"> </text:span><text:span text:style-name="T9">And when the sixth hour had come, there was darkness over the whole land until the ninth hou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Hymn_25_20template" presentation:presentation-page-layout-name="AL1T0">
        <draw:frame draw:style-name="gr7" draw:text-style-name="P9" draw:layer="layout" svg:width="25.654cm" svg:height="7.874cm" svg:x="1.27cm" svg:y="0.762cm">
          <draw:text-box>
            <text:p text:style-name="P5"><text:span text:style-name="T7">34</text:span><text:span text:style-name="T8"> </text:span><text:span text:style-name="T9">And at the ninth hour Jesus cried with a loud voice, “Eloi, Eloi, lema sabachthani?” which means, “My God, my God, why have you forsaken me?” </text:span></text:p>
            <text:p text:style-name="P5"><text:span text:style-name="T7">35</text:span><text:span text:style-name="T8"> </text:span><text:span text:style-name="T9">And some of the bystanders hearing it said, “Behold, he is calling Elijah.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Hymn_25_20template" presentation:presentation-page-layout-name="AL1T0">
        <draw:frame draw:style-name="gr4" draw:text-style-name="P9" draw:layer="layout" svg:width="25.654cm" svg:height="8.128cm" svg:x="1.27cm" svg:y="0.762cm">
          <draw:text-box>
            <text:p text:style-name="P5"><text:span text:style-name="T7">36</text:span><text:span text:style-name="T8"> </text:span><text:span text:style-name="T9">And someone ran and filled a sponge with sour wine, put it on a reed and gave it to him to drink, saying, “Wait, let us see whether Elijah will come to take him down.” </text:span><text:span text:style-name="T7">37</text:span><text:span text:style-name="T8"> </text:span><text:span text:style-name="T9">And Jesus uttered a loud cry and breathed his la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Hymn_25_20template" presentation:presentation-page-layout-name="AL1T0">
        <draw:frame draw:style-name="gr7" draw:text-style-name="P9" draw:layer="layout" svg:width="25.654cm" svg:height="7.874cm" svg:x="1.27cm" svg:y="0.762cm">
          <draw:text-box>
            <text:p text:style-name="P5"><text:span text:style-name="T7">38</text:span><text:span text:style-name="T8"> </text:span><text:span text:style-name="T9">And the curtain of the temple was torn in two, from top to bottom. </text:span><text:span text:style-name="T7">39</text:span><text:span text:style-name="T8"> </text:span><text:span text:style-name="T9">And when the centurion, who stood facing him, saw that in this way he breathed his last, he said, “Truly this man was the Son of God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Hymn_25_20template" presentation:presentation-page-layout-name="AL1T0">
        <draw:frame draw:style-name="gr5" draw:text-style-name="P9" draw:layer="layout" svg:width="25.654cm" svg:height="6.263cm" svg:x="1.27cm" svg:y="0.762cm">
          <draw:text-box>
            <text:p text:style-name="P5"><text:span text:style-name="T10"><text:s/></text:span><text:span text:style-name="T7">40</text:span><text:span text:style-name="T8"> </text:span><text:span text:style-name="T9">There were also women looking on from a distance, among whom were Mary Magdalene, and Mary the mother of James the younger and of Joses, and Salo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Hymn_25_20template" presentation:presentation-page-layout-name="AL1T0">
        <draw:frame draw:style-name="gr6" draw:text-style-name="P9" draw:layer="layout" svg:width="25.654cm" svg:height="9.398cm" svg:x="1.27cm" svg:y="0.762cm">
          <draw:text-box>
            <text:p text:style-name="P5"><text:span text:style-name="T7">41</text:span><text:span text:style-name="T8"> </text:span><text:span text:style-name="T9">When he was in Galilee, they followed him and ministered to him, and there were also many other women who came up with him to Jerusalem.</text:span></text:p>
            <text:p text:style-name="P5"><text:span text:style-name="T7">42</text:span><text:span text:style-name="T8"> </text:span><text:span text:style-name="T9">And when evening had come, since it was the day of Preparation, that is, the day before the Sabbath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Hymn_25_20template" presentation:presentation-page-layout-name="AL1T0">
        <draw:frame draw:style-name="gr8" draw:text-style-name="P9" draw:layer="layout" svg:width="25.654cm" svg:height="9.269cm" svg:x="1.27cm" svg:y="0.762cm">
          <draw:text-box>
            <text:p text:style-name="P5"><text:span text:style-name="T7">43</text:span><text:span text:style-name="T8"> </text:span><text:span text:style-name="T9">Joseph of Arimathea, a respected member of the Council, who was also himself looking for the kingdom of God, took courage and went to Pilate and asked for the body of Jesus. </text:span><text:span text:style-name="T7">44</text:span><text:span text:style-name="T8"> </text:span><text:span text:style-name="T9">Pilate was surprised to hear that he should have already di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Hymn_25_20template" presentation:presentation-page-layout-name="AL1T0">
        <draw:frame draw:style-name="gr9" draw:text-style-name="P9" draw:layer="layout" svg:width="25.654cm" svg:height="6.604cm" svg:x="1.27cm" svg:y="0.762cm">
          <draw:text-box>
            <text:p text:style-name="P5"><text:span text:style-name="T9">And summoning the centurion, he asked him whether he was already dead. </text:span><text:span text:style-name="T7">45</text:span><text:span text:style-name="T8"> </text:span><text:span text:style-name="T9">And when he learned from the centurion that he was dead, he granted the corpse to Josep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Hymn_25_20template" presentation:presentation-page-layout-name="AL1T0">
        <draw:frame draw:style-name="gr10" draw:text-style-name="P9" draw:layer="layout" svg:width="25.654cm" svg:height="6.263cm" svg:x="1.27cm" svg:y="0.762cm">
          <draw:text-box>
            <text:p text:style-name="P5"><text:span text:style-name="T7">46</text:span><text:span text:style-name="T8"> </text:span><text:span text:style-name="T9">And Joseph bought a linen shroud, and taking him down, wrapped him in the linen shroud and laid him in a tomb that had been cut out of the rock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Hymn_25_20template" presentation:presentation-page-layout-name="AL1T0">
        <draw:frame draw:style-name="gr11" draw:text-style-name="P9" draw:layer="layout" svg:width="25.654cm" svg:height="4.76cm" svg:x="1.27cm" svg:y="0.508cm">
          <draw:text-box>
            <text:p text:style-name="P5"><text:span text:style-name="T9">And he rolled a stone against the entrance of the tomb. </text:span><text:span text:style-name="T7">47</text:span><text:span text:style-name="T8"> </text:span><text:span text:style-name="T9">Mary Magdalene and Mary the mother of Joses saw where he was lai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20:22:24.890000000</meta:creation-date>
    <dc:title>Hymn template</dc:title>
    <meta:editing-duration>PT1M29S</meta:editing-duration>
    <meta:editing-cycles>3</meta:editing-cycles>
    <meta:generator>LibreOffice/4.4.1.2$Windows_x86 LibreOffice_project/45e2de17089c24a1fa810c8f975a7171ba4cd432</meta:generator>
    <meta:initial-creator>Arthur Hoch</meta:initial-creator>
    <dc:date>2015-03-26T21:15:14.160000000</dc:date>
    <dc:creator>Arthur Hoch</dc:creator>
    <meta:document-statistic meta:object-count="93"/>
    <meta:template xlink:type="simple" xlink:actuate="onRequest" xlink:title="Hymn template" xlink:href="../../AppData/Roaming/LibreOffice/4/user/template/Worship%20Templsates/Hymn%20template.otp" meta:date="2015-03-26T20:22:24.625000000"/>
  </office:meta>
</office:document-meta>
</file>